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f16b" officeooo:paragraph-rsid="000bf16b"/>
    </style:style>
    <style:style style:name="P2" style:family="paragraph" style:parent-style-name="Standard">
      <style:text-properties officeooo:rsid="000bf16b" officeooo:paragraph-rsid="000cdb50"/>
    </style:style>
    <style:style style:name="P3" style:family="paragraph" style:parent-style-name="Standard">
      <style:text-properties fo:font-weight="bold" officeooo:rsid="000cdb50" officeooo:paragraph-rsid="000cdb50" style:font-weight-asian="bold" style:font-weight-complex="bold"/>
    </style:style>
    <style:style style:name="P4" style:family="paragraph" style:parent-style-name="Table_20_Contents">
      <style:text-properties officeooo:rsid="000e617b" officeooo:paragraph-rsid="000bf16b"/>
    </style:style>
    <style:style style:name="P5" style:family="paragraph" style:parent-style-name="Table_20_Contents">
      <style:text-properties officeooo:rsid="001552ed" officeooo:paragraph-rsid="000bf16b"/>
    </style:style>
    <style:style style:name="P6" style:family="paragraph" style:parent-style-name="Table_20_Contents">
      <style:text-properties officeooo:rsid="0023c411" officeooo:paragraph-rsid="000bf16b"/>
    </style:style>
    <style:style style:name="P7" style:family="paragraph" style:parent-style-name="Standard">
      <style:text-properties officeooo:rsid="000bf16b" officeooo:paragraph-rsid="000e65a6"/>
    </style:style>
    <style:style style:name="P8" style:family="paragraph" style:parent-style-name="Standard">
      <style:text-properties officeooo:paragraph-rsid="000e65a6"/>
    </style:style>
    <style:style style:name="P9" style:family="paragraph" style:parent-style-name="Table_20_Contents">
      <style:text-properties officeooo:rsid="000e617b" officeooo:paragraph-rsid="000e65a6"/>
    </style:style>
    <style:style style:name="P10" style:family="paragraph" style:parent-style-name="Table_20_Contents">
      <style:text-properties officeooo:rsid="001552ed" officeooo:paragraph-rsid="000e65a6"/>
    </style:style>
    <style:style style:name="P11" style:family="paragraph" style:parent-style-name="Table_20_Contents">
      <style:text-properties officeooo:rsid="0023c411" officeooo:paragraph-rsid="000e65a6"/>
    </style:style>
    <style:style style:name="P12" style:family="paragraph" style:parent-style-name="Header">
      <style:text-properties officeooo:paragraph-rsid="000e65a6"/>
    </style:style>
    <style:style style:name="T1" style:family="text">
      <style:text-properties officeooo:rsid="000cdb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b5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data structure that is accessed in a last in, first out manner.<text:line-break/><text:line-break/>Interviewer Notes:<text:line-break/><text:span text:style-name="T3">- Have the candidate implement a Stack based on an array.</text:span></text:p>
      <text:p text:style-name="P2"/>
      <text:p text:style-name="P3">- Be sure they include, at a minimum, the following functionality...</text:p>
      <text:p text:style-name="P2"><text:tab/><text:span text:style-name="T1">push() - to insert an element</text:span></text:p>
      <text:p text:style-name="P2"><text:tab/><text:span text:style-name="T1">pop() - to remove an element</text:span></text:p>
      <text:p text:style-name="P2"><text:tab/><text:span text:style-name="T1">size() - to return the number of elements in the stack</text:span></text:p>
      <text:p text:style-name="P2"><text:line-break/><text:span text:style-name="T2"><text:tab/></text:span><text:span text:style-name="T3">If they get through that quick enough, ask them to implement these methods..</text:span><text:line-break/><text:tab/><text:tab/>- peek(), returns the top element without removing it<text:line-break/><text:tab/><text:tab/>- contains(element), true or false<text:line-break/><text:tab/><text:tab/>- front() or rear(), to access the beginning or end of the stack. (hint: <text:span text:style-name="T1">ask, </text:span>good idea, or no?)<text:line-break/><text:line-break/>Next topics:</text:p>
      <text:p text:style-name="P1">Easy:</text:p>
      <text:p text:style-name="P1"><text:tab/>Discuss other data structures</text:p>
      <text:p text:style-name="P1">Not So Easy:</text:p>
      <text:p text:style-name="P1"><text:tab/>Algorithms: Depth First Search, a stack is necessary in this algorithm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bf16b" officeooo:paragraph-rsid="000e65a6"/>
    </style:style>
    <style:style style:name="MP2" style:family="paragraph" style:parent-style-name="Table_20_Contents">
      <style:text-properties officeooo:rsid="000e617b" officeooo:paragraph-rsid="000e65a6"/>
    </style:style>
    <style:style style:name="MP3" style:family="paragraph" style:parent-style-name="Table_20_Contents">
      <style:text-properties officeooo:rsid="001552ed" officeooo:paragraph-rsid="000e65a6"/>
    </style:style>
    <style:style style:name="MP4" style:family="paragraph" style:parent-style-name="Table_20_Contents">
      <style:text-properties officeooo:rsid="0023c411" officeooo:paragraph-rsid="000e65a6"/>
    </style:style>
    <style:style style:name="MP5" style:family="paragraph" style:parent-style-name="Standard">
      <style:text-properties officeooo:paragraph-rsid="000e65a6"/>
    </style:style>
    <style:style style:name="MT1" style:family="text">
      <style:text-properties officeooo:rsid="000cdb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Stack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3"><text:span text:style-name="MT1">Not So </text:span>Easy</text:p>
            </table:table-cell>
            <table:table-cell table:style-name="Table2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2:33:50.594000000</meta:creation-date>
    <dc:date>2017-04-09T17:36:15.144000000</dc:date>
    <meta:editing-duration>PT1H16M7S</meta:editing-duration>
    <meta:editing-cycles>4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4" meta:word-count="137" meta:character-count="771" meta:non-whitespace-character-count="632"/>
  </office:meta>
</office:document-meta>
</file>